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aramond" svg:font-family="Garamond" style:font-family-generic="roman"/>
    <style:font-face style:name="Garamond2" svg:font-family="Garamond" style:font-adornments="Standard" style:font-family-generic="roman"/>
    <style:font-face style:name="Lucida Console" svg:font-family="'Lucida Console'" style:font-family-generic="modern" style:font-pitch="fixed"/>
    <style:font-face style:name="Arial1" svg:font-family="Arial" style:font-family-generic="modern" style:font-pitch="variable"/>
    <style:font-face style:name="Lucida Console1" svg:font-family="'Lucida Console'" style:font-family-generic="modern" style:font-pitch="variable"/>
    <style:font-face style:name="Arial" svg:font-family="Arial" style:font-family-generic="roman" style:font-pitch="variable"/>
    <style:font-face style:name="Garamond1" svg:font-family="Garamon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imSun1" svg:font-family="SimSun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ac2d7" draw:fill="solid" draw:fill-color="#bac2d7" draw:textarea-horizontal-align="justify" draw:textarea-vertical-align="middle" draw:auto-grow-height="false" fo:min-height="18.099cm" fo:min-width="35.61cm"/>
    </style:style>
    <style:style style:name="gr2" style:family="graphic" style:parent-style-name="standard">
      <style:graphic-properties svg:stroke-color="#373948" draw:fill="solid" draw:fill-color="#f0ece9" draw:textarea-horizontal-align="center" draw:textarea-vertical-align="middle"/>
      <style:paragraph-properties style:writing-mode="lr-tb"/>
    </style:style>
    <style:style style:name="gr3" style:family="graphic" style:parent-style-name="standard">
      <style:graphic-properties draw:stroke="dash" draw:stroke-dash="Fine_20_Dashed" svg:stroke-width="0.035cm" svg:stroke-color="#373948" draw:marker-start-width="0.352cm" draw:marker-end="Arrow" draw:marker-end-width="0.352cm" draw:textarea-horizontal-align="center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1.695cm"/>
      <style:paragraph-properties style:writing-mode="lr-tb"/>
    </style:style>
    <style:style style:name="gr5" style:family="graphic" style:parent-style-name="standard">
      <style:graphic-properties svg:stroke-width="0.035cm" svg:stroke-color="#373948" draw:marker-start-width="0.352cm" draw:marker-end="Arrow" draw:marker-end-width="0.352cm" draw:textarea-horizontal-align="center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373948" draw:marker-start-width="0.352cm" draw:marker-end-width="0.352cm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color="#373948" draw:fill="solid" draw:fill-color="#373948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0.84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0.214cm"/>
      <style:paragraph-properties style:writing-mode="lr-tb"/>
    </style:style>
    <style:style style:name="gr10" style:family="graphic" style:parent-style-name="standard">
      <style:graphic-properties svg:stroke-color="#373948" draw:textarea-horizontal-align="center" draw:textarea-vertical-align="middle"/>
    </style:style>
    <style:style style:name="gr11" style:family="graphic" style:parent-style-name="standard">
      <style:graphic-properties draw:stroke="dash" draw:stroke-dash="Fine_20_Dashed" svg:stroke-color="#373948" draw:fill="solid" draw:fill-color="#f0ece9" draw:textarea-horizontal-align="center" draw:textarea-vertical-align="middl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285cm"/>
      <style:paragraph-properties style:writing-mode="lr-tb"/>
    </style:style>
    <style:style style:name="gr13" style:family="graphic" style:parent-style-name="objectwithoutfill">
      <style:graphic-properties draw:stroke="dash" draw:stroke-dash="Fine_20_Dashed" svg:stroke-width="0.035cm" svg:stroke-color="#373948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dash" draw:stroke-dash="Fine_20_Dashed" svg:stroke-width="0cm" svg:stroke-color="#373948" draw:marker-start-width="0.31cm" draw:marker-end-width="0.31cm" draw:fill="solid" draw:fill-color="#f0ece9" draw:textarea-horizontal-align="center" draw:textarea-vertical-align="middle" fo:padding-top="0.125cm" fo:padding-bottom="0.125cm" fo:padding-left="0.25cm" fo:padding-right="0.25cm"/>
      <style:paragraph-properties style:writing-mode="lr-tb"/>
    </style:style>
    <style:style style:name="gr15" style:family="graphic" style:parent-style-name="objectwithoutfill">
      <style:graphic-properties svg:stroke-width="0.035cm" svg:stroke-color="#373948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17" style:family="graphic" style:parent-style-name="standard">
      <style:graphic-properties draw:stroke="dash" draw:stroke-dash="Fine_20_Dashed" svg:stroke-width="0.035cm" svg:stroke-color="#373948" draw:marker-start-width="0.352cm" draw:marker-end-width="0.352cm" draw:textarea-horizontal-align="center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bac2d7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0ece9"/>
      <style:paragraph-properties fo:text-align="center" style:writing-mode="lr-tb"/>
      <style:text-properties fo:color="#373948" loext:opacity="100%" style:font-name="Lucida Console"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fo:color="#373948" loext:opacity="100%" style:font-name="Lucida Console"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solid" draw:fill-color="#373948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Lucida Console" fo:font-size="10pt" style:font-size-asian="10pt" style:font-size-complex="10pt"/>
    </style:style>
    <style:style style:name="P7" style:family="paragraph">
      <loext:graphic-properties draw:fill="solid" draw:fill-color="#f0ece9"/>
      <style:paragraph-properties fo:text-align="center" style:writing-mode="lr-tb"/>
      <style:text-properties fo:color="#373948" loext:opacity="100%" style:font-name="Lucida Console" fo:font-size="8pt" fo:font-weight="bold" style:font-size-asian="8pt" style:font-size-complex="8pt"/>
    </style:style>
    <style:style style:name="P8" style:family="paragraph">
      <loext:graphic-properties draw:fill="none" draw:fill-color="#ffffff"/>
      <style:paragraph-properties style:writing-mode="lr-tb"/>
      <style:text-properties fo:color="#373948" loext:opacity="100%" style:font-name="Lucida Console" fo:font-size="8pt" fo:font-weight="bold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373948" loext:opacity="100%" style:font-name="Lucida Console" fo:font-size="8pt" fo:font-weight="bold" style:font-size-asian="8pt" style:font-size-complex="8pt"/>
    </style:style>
    <style:style style:name="P11" style:family="paragraph">
      <loext:graphic-properties draw:fill="none" draw:fill-color="#ffffff"/>
      <style:paragraph-properties style:writing-mode="lr-tb"/>
      <style:text-properties fo:color="#373948" loext:opacity="100%" style:font-name="Arial2" fo:font-size="10pt" fo:font-weight="bold" style:font-size-asian="10pt" style:font-size-complex="10pt"/>
    </style:style>
    <style:style style:name="T1" style:family="text">
      <style:text-properties fo:color="#373948" loext:opacity="100%" style:font-name="Lucida Console" fo:font-size="12pt" style:font-size-asian="12pt" style:font-size-complex="12pt"/>
    </style:style>
    <style:style style:name="T2" style:family="text">
      <style:text-properties fo:color="#373948" loext:opacity="100%" style:font-name="Lucida Console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Lucida Console" fo:font-size="10pt" style:font-size-asian="10pt" style:font-size-complex="10pt"/>
    </style:style>
    <style:style style:name="T4" style:family="text">
      <style:text-properties fo:color="#373948" loext:opacity="100%" style:font-name="Lucida Console" fo:font-size="10pt" style:font-size-asian="10pt" style:font-size-complex="10pt"/>
    </style:style>
    <style:style style:name="T5" style:family="text">
      <style:text-properties fo:color="#373948" loext:opacity="100%" style:font-name="Lucida Console" fo:font-size="8pt" fo:font-weight="bold" style:font-size-asian="8pt" style:font-size-complex="8pt"/>
    </style:style>
    <style:style style:name="T6" style:family="text">
      <style:text-properties fo:color="#373948" loext:opacity="100%" style:font-name="Lucida Console" fo:font-size="8pt" fo:font-weight="bold" style:font-size-asian="10pt" style:font-size-complex="10pt"/>
    </style:style>
    <style:style style:name="T7" style:family="text">
      <style:text-properties fo:color="#373948" loext:opacity="100%" style:font-name="Arial2" fo:font-size="10pt" fo:font-weight="bold" style:font-size-asian="10pt" style:font-size-complex="10pt"/>
    </style:style>
    <style:style style:name="T8" style:family="text">
      <style:text-properties fo:color="#373948" loext:opacity="100%" style:font-name="Arial2" fo:font-size="10pt" fo:font-weight="bold" style:font-name-asian="Garamond2" style:font-size-asian="10pt" style:font-name-complex="Garamond2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36.11cm" svg:height="18.349cm" svg:x="1.925cm" svg:y="2.651cm">
            <text:p/>
            <draw:enhanced-geometry svg:viewBox="0 0 21600 21600" draw:type="rectangle" draw:enhanced-path="M 0 0 L 21600 0 21600 21600 0 21600 0 0 Z N"/>
          </draw:custom-shape>
          <draw:rect draw:style-name="gr2" draw:text-style-name="P3" xml:id="id2" draw:id="id2" draw:layer="layout" svg:width="4.43cm" svg:height="1.155cm" svg:x="15.648cm" svg:y="8.202cm">
            <text:p text:style-name="P2"><text:span text:style-name="T1">AbstractTracer</text:span></text:p>
          </draw:rect>
          <draw:rect draw:style-name="gr2" draw:text-style-name="P3" xml:id="id1" draw:id="id1" draw:layer="layout" svg:width="4.43cm" svg:height="1.155cm" svg:x="7.808cm" svg:y="8.202cm">
            <text:p text:style-name="P2"><text:span text:style-name="T1">TracerFactory</text:span></text:p>
          </draw:rect>
          <draw:connector draw:style-name="gr3" draw:text-style-name="P2" draw:layer="layout" draw:type="lines" svg:x1="12.238cm" svg:y1="8.779cm" svg:x2="15.648cm" svg:y2="8.779cm" draw:start-shape="id1" draw:start-glue-point="1" draw:end-shape="id2" draw:end-glue-point="3" svg:d="M12238 8779h501 2408 501" svg:viewBox="0 0 3411 1">
            <text:p/>
          </draw:connector>
          <draw:frame draw:style-name="gr4" draw:text-style-name="P4" draw:layer="layout" svg:width="2.195cm" svg:height="0.602cm" svg:x="12.768cm" svg:y="8.232cm">
            <draw:text-box>
              <text:p><text:span text:style-name="T2">provides</text:span></text:p>
            </draw:text-box>
          </draw:frame>
          <draw:rect draw:style-name="gr2" draw:text-style-name="P3" xml:id="id10" draw:id="id10" draw:layer="layout" svg:width="4.43cm" svg:height="1.155cm" svg:x="20.495cm" svg:y="14.105cm">
            <text:p text:style-name="P2"><text:span text:style-name="T1">FileTracer</text:span></text:p>
          </draw:rect>
          <draw:rect draw:style-name="gr2" draw:text-style-name="P3" xml:id="id4" draw:id="id4" draw:layer="layout" svg:width="4.829cm" svg:height="1.155cm" svg:x="13.436cm" svg:y="14.106cm">
            <text:p text:style-name="P2"><text:span text:style-name="T1">DebugLogTee</text:span></text:p>
          </draw:rect>
          <draw:rect draw:style-name="gr2" draw:text-style-name="P3" xml:id="id14" draw:id="id14" draw:layer="layout" svg:width="4.43cm" svg:height="1.155cm" svg:x="5.188cm" svg:y="14.107cm">
            <text:p text:style-name="P2"><text:span text:style-name="T1">NullTracer</text:span></text:p>
          </draw:rect>
          <draw:rect draw:style-name="gr2" draw:text-style-name="P3" xml:id="id19" draw:id="id19" draw:layer="layout" svg:width="4.43cm" svg:height="1.155cm" svg:x="32.988cm" svg:y="14.106cm">
            <text:p text:style-name="P2"><text:span text:style-name="T1">NetTracer</text:span></text:p>
          </draw:rect>
          <draw:rect draw:style-name="gr2" draw:text-style-name="P3" xml:id="id3" draw:id="id3" draw:layer="layout" svg:width="5.882cm" svg:height="1.155cm" svg:x="12.909cm" svg:y="16.994cm">
            <text:p text:style-name="P2"><text:span text:style-name="T1">FileTracerLogTee</text:span></text:p>
          </draw:rect>
          <draw:connector draw:style-name="gr5" draw:text-style-name="P2" draw:layer="layout" svg:x1="15.85cm" svg:y1="16.994cm" svg:x2="15.85cm" svg:y2="15.261cm" draw:start-shape="id3" draw:start-glue-point="0" draw:end-shape="id4" draw:end-glue-point="2" svg:d="M15850 16994v-1733" svg:viewBox="0 0 1 1734">
            <text:p/>
          </draw:connector>
          <draw:rect draw:style-name="gr2" draw:text-style-name="P3" xml:id="id5" draw:id="id5" draw:layer="layout" svg:width="4.81cm" svg:height="1.155cm" svg:x="22.038cm" svg:y="8.202cm">
            <text:p text:style-name="P2"><text:span text:style-name="T1">AbstractThreadMap</text:span></text:p>
          </draw:rect>
          <draw:rect draw:style-name="gr2" draw:text-style-name="P3" xml:id="id6" draw:id="id6" draw:layer="layout" svg:width="4.43cm" svg:height="1.155cm" svg:x="29.023cm" svg:y="8.202cm">
            <text:p text:style-name="P2"><text:span text:style-name="T1">TracingContext</text:span></text:p>
          </draw:rect>
          <draw:connector draw:style-name="gr6" draw:text-style-name="P2" draw:layer="layout" svg:x1="20.078cm" svg:y1="8.779cm" svg:x2="22.038cm" svg:y2="8.779cm" draw:start-shape="id2" draw:start-glue-point="1" draw:end-shape="id5" svg:d="M20078 8779h1960" svg:viewBox="0 0 1961 1">
            <text:p/>
          </draw:connector>
          <draw:custom-shape draw:style-name="gr7" draw:text-style-name="P5" draw:layer="layout" svg:width="0.595cm" svg:height="0.24cm" svg:x="20.068cm" svg:y="8.65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8" draw:text-style-name="P4" draw:layer="layout" svg:width="1.349cm" svg:height="0.602cm" svg:x="27.323cm" svg:y="8.82cm">
            <draw:text-box>
              <text:p><text:span text:style-name="T2">maps</text:span></text:p>
            </draw:text-box>
          </draw:frame>
          <draw:frame draw:style-name="gr9" draw:text-style-name="P6" draw:layer="layout" svg:width="0.714cm" svg:height="0.602cm" svg:x="28.473cm" svg:y="8.199cm">
            <draw:text-box>
              <text:p><text:span text:style-name="T3">n</text:span></text:p>
            </draw:text-box>
          </draw:frame>
          <draw:rect draw:style-name="gr2" draw:text-style-name="P3" xml:id="id7" draw:id="id7" draw:layer="layout" svg:width="4.43cm" svg:height="1.155cm" svg:x="29.023cm" svg:y="5.6cm">
            <text:p text:style-name="P2"><text:span text:style-name="T1">Deque&lt;</text:span><text:span text:style-name="T4">TraceMethod</text:span><text:span text:style-name="T1">&gt;</text:span></text:p>
          </draw:rect>
          <draw:connector draw:style-name="gr6" draw:text-style-name="P2" draw:layer="layout" svg:x1="31.238cm" svg:y1="8.202cm" svg:x2="31.238cm" svg:y2="6.755cm" draw:start-shape="id6" draw:start-glue-point="0" draw:end-shape="id7" draw:end-glue-point="2" svg:d="M31238 8202v-1447" svg:viewBox="0 0 1 1448">
            <text:p/>
          </draw:connector>
          <draw:custom-shape draw:style-name="gr7" draw:text-style-name="P5" draw:layer="layout" svg:width="0.595cm" svg:height="0.24cm" draw:transform="rotate (1.5707963267949) translate (31.118cm 8.177cm)">
            <text:p/>
            <draw:enhanced-geometry svg:viewBox="0 0 21600 21600" draw:mirror-vertical="true" draw:mirror-horizont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9" draw:text-style-name="P6" draw:layer="layout" svg:width="0.714cm" svg:height="0.602cm" svg:x="31.108cm" svg:y="6.782cm">
            <draw:text-box>
              <text:p><text:span text:style-name="T3">1</text:span></text:p>
            </draw:text-box>
          </draw:frame>
          <draw:frame draw:style-name="gr9" draw:text-style-name="P6" draw:layer="layout" svg:width="0.714cm" svg:height="0.602cm" svg:x="21.423cm" svg:y="8.189cm">
            <draw:text-box>
              <text:p><text:span text:style-name="T3">1</text:span></text:p>
            </draw:text-box>
          </draw:frame>
          <draw:rect draw:style-name="gr2" draw:text-style-name="P3" xml:id="id8" draw:id="id8" draw:layer="layout" svg:width="4.43cm" svg:height="1.155cm" svg:x="15.648cm" svg:y="5.605cm">
            <text:p text:style-name="P2"><text:span text:style-name="T1">TracePrintStream</text:span></text:p>
          </draw:rect>
          <draw:custom-shape draw:style-name="gr7" draw:text-style-name="P5" draw:layer="layout" svg:width="0.595cm" svg:height="0.24cm" draw:transform="rotate (1.5707963267949) translate (17.733cm 8.184cm)">
            <text:p/>
            <draw:enhanced-geometry svg:viewBox="0 0 21600 21600" draw:mirror-vertical="true" draw:mirror-horizont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6" draw:text-style-name="P2" draw:layer="layout" svg:x1="27.248cm" svg:y1="8.782cm" svg:x2="29.023cm" svg:y2="8.779cm" draw:end-shape="id6" draw:end-glue-point="3" svg:d="M27248 8782h637v-3h1138" svg:viewBox="0 0 1776 4">
            <text:p/>
          </draw:connector>
          <draw:custom-shape draw:style-name="gr7" draw:text-style-name="P5" draw:layer="layout" svg:width="0.595cm" svg:height="0.24cm" svg:x="26.869cm" svg:y="8.65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0" draw:text-style-name="P2" draw:layer="layout" svg:x1="17.863cm" svg:y1="8.202cm" svg:x2="17.863cm" svg:y2="6.76cm" draw:start-shape="id2" draw:start-glue-point="0" draw:end-shape="id8" draw:end-glue-point="2" svg:d="M17863 8202v-1442" svg:viewBox="0 0 1 1443">
            <text:p/>
          </draw:connector>
          <draw:connector draw:style-name="gr3" draw:text-style-name="P2" draw:layer="layout" svg:x1="20.078cm" svg:y1="6.182cm" svg:x2="24.443cm" svg:y2="8.202cm" draw:start-shape="id8" draw:start-glue-point="1" draw:end-shape="id5" draw:end-glue-point="0" svg:d="M20078 6182h4365v2020" svg:viewBox="0 0 4366 2021">
            <text:p/>
          </draw:connector>
          <draw:frame draw:style-name="gr8" draw:text-style-name="P4" draw:layer="layout" svg:width="1.349cm" svg:height="0.602cm" svg:x="21.269cm" svg:y="5.632cm">
            <draw:text-box>
              <text:p><text:span text:style-name="T2">uses</text:span></text:p>
            </draw:text-box>
          </draw:frame>
          <draw:rect draw:style-name="gr2" draw:text-style-name="P3" xml:id="id9" draw:id="id9" draw:layer="layout" svg:width="5.98cm" svg:height="1.155cm" svg:x="14.873cm" svg:y="3.104cm">
            <text:p text:style-name="P2"><text:span text:style-name="T1">IndentablePrintStream</text:span></text:p>
          </draw:rect>
          <draw:connector draw:style-name="gr5" draw:text-style-name="P2" draw:layer="layout" svg:x1="17.863cm" svg:y1="5.605cm" svg:x2="17.863cm" svg:y2="4.259cm" draw:start-shape="id8" draw:start-glue-point="0" draw:end-shape="id9" draw:end-glue-point="2" svg:d="M17863 5605v-1346" svg:viewBox="0 0 1 1347">
            <text:p/>
          </draw:connector>
          <draw:rect draw:style-name="gr11" draw:text-style-name="P7" draw:layer="layout" svg:width="3.395cm" svg:height="0.66cm" svg:x="16.393cm" svg:y="13.704cm">
            <text:p text:style-name="P2"><text:span text:style-name="T5">T : AbstractTracer</text:span></text:p>
          </draw:rect>
          <draw:frame draw:style-name="gr12" draw:text-style-name="P8" draw:layer="layout" svg:width="4.332cm" svg:height="0.535cm" svg:x="15.753cm" svg:y="15.819cm">
            <draw:text-box>
              <text:p><text:span text:style-name="T6">&lt;&lt;bind&gt;&gt; T-&gt;FileTracer</text:span></text:p>
            </draw:text-box>
          </draw:frame>
          <draw:connector draw:style-name="gr13" draw:text-style-name="P9" xml:id="id15" draw:id="id15" draw:layer="layout" svg:x1="18.791cm" svg:y1="17.571cm" svg:x2="22.71cm" svg:y2="15.26cm" draw:start-shape="id3" draw:start-glue-point="1" draw:end-shape="id10" draw:end-glue-point="2" svg:d="M18791 17571h3919v-2311" svg:viewBox="0 0 3920 2312">
            <text:p/>
          </draw:connector>
          <draw:rect draw:style-name="gr2" draw:text-style-name="P3" xml:id="id12" draw:id="id12" draw:layer="layout" svg:width="4.43cm" svg:height="1.155cm" svg:x="26.086cm" svg:y="14.106cm">
            <text:p text:style-name="P2"><text:span text:style-name="T1">QueueTracer</text:span></text:p>
          </draw:rect>
          <draw:rect draw:style-name="gr14" draw:text-style-name="P7" draw:layer="layout" svg:width="3.395cm" svg:height="0.66cm" svg:x="28.693cm" svg:y="13.703cm">
            <text:p text:style-name="P2"><text:span text:style-name="T5">T : AbstractTracer</text:span></text:p>
          </draw:rect>
          <draw:rect draw:style-name="gr2" draw:text-style-name="P3" xml:id="id11" draw:id="id11" draw:layer="layout" svg:width="4.43cm" svg:height="1.155cm" svg:x="23.586cm" svg:y="16.994cm">
            <text:p text:style-name="P2"><text:span text:style-name="T1">QueueFileTracer</text:span></text:p>
          </draw:rect>
          <draw:frame draw:style-name="gr12" draw:text-style-name="P10" draw:layer="layout" svg:width="4.266cm" svg:height="0.535cm" svg:x="24.054cm" svg:y="15.619cm">
            <draw:text-box>
              <text:p><text:span text:style-name="T5">&lt;&lt;bind&gt;&gt; T-&gt;FileTracer</text:span></text:p>
            </draw:text-box>
          </draw:frame>
          <draw:connector draw:style-name="gr15" draw:text-style-name="P9" draw:layer="layout" svg:x1="25.801cm" svg:y1="16.994cm" svg:x2="28.301cm" svg:y2="15.261cm" draw:start-shape="id11" draw:start-glue-point="0" draw:end-shape="id12" draw:end-glue-point="2" svg:d="M25801 16994v-866h2500v-867" svg:viewBox="0 0 2501 1734">
            <text:p/>
          </draw:connector>
          <draw:rect draw:style-name="gr2" draw:text-style-name="P3" xml:id="id13" draw:id="id13" draw:layer="layout" svg:width="4.43cm" svg:height="1.155cm" svg:x="7.887cm" svg:y="16.994cm">
            <text:p text:style-name="P2"><text:span text:style-name="T1">JDKLoggingRouter</text:span></text:p>
          </draw:rect>
          <draw:connector draw:style-name="gr15" draw:text-style-name="P9" draw:layer="layout" svg:x1="10.102cm" svg:y1="16.994cm" svg:x2="7.403cm" svg:y2="15.262cm" draw:start-shape="id13" draw:start-glue-point="0" draw:end-shape="id14" draw:end-glue-point="2" svg:d="M10102 16994v-866h-2699v-866" svg:viewBox="0 0 2700 1733">
            <text:p/>
          </draw:connector>
          <draw:frame draw:style-name="gr16" draw:text-style-name="P11" draw:layer="layout" svg:width="9.147cm" svg:height="1.039cm" svg:x="28.698cm" svg:y="19.672cm">
            <draw:text-box>
              <text:p><text:span text:style-name="T7">Copyright </text:span><text:span text:style-name="T8">© Christof Reichardt. All rights reserved.</text:span></text:p>
            </draw:text-box>
          </draw:frame>
          <draw:connector draw:style-name="gr17" draw:text-style-name="P2" draw:layer="layout" svg:x1="23.586cm" svg:y1="17.571cm" svg:x2="22.71cm" svg:y2="17.571cm" draw:start-shape="id11" draw:start-glue-point="3" draw:end-shape="id15" draw:end-glue-point="0" svg:d="M23586 17571h-876" svg:viewBox="0 0 877 1">
            <text:p/>
          </draw:connector>
          <draw:rect draw:style-name="gr2" draw:text-style-name="P3" xml:id="id16" draw:id="id16" draw:layer="layout" svg:width="4.43cm" svg:height="1.155cm" svg:x="2.586cm" svg:y="16.994cm">
            <text:p text:style-name="P2"><text:span text:style-name="T1">LogbackRouter</text:span></text:p>
          </draw:rect>
          <draw:connector draw:style-name="gr15" draw:text-style-name="P9" draw:layer="layout" svg:x1="4.801cm" svg:y1="16.994cm" svg:x2="7.403cm" svg:y2="15.262cm" draw:start-shape="id16" draw:start-glue-point="0" draw:end-shape="id14" draw:end-glue-point="2" svg:d="M4801 16994v-866h2602v-866" svg:viewBox="0 0 2603 1733">
            <text:p/>
          </draw:connector>
          <draw:rect draw:style-name="gr2" draw:text-style-name="P3" xml:id="id17" draw:id="id17" draw:layer="layout" svg:width="4.43cm" svg:height="1.155cm" svg:x="5.188cm" svg:y="19.395cm">
            <text:p text:style-name="P2"><text:span text:style-name="T1">Log4j2Router</text:span></text:p>
          </draw:rect>
          <draw:connector draw:style-name="gr5" draw:text-style-name="P2" draw:layer="layout" svg:x1="7.403cm" svg:y1="19.395cm" svg:x2="7.403cm" svg:y2="15.262cm" draw:start-shape="id17" draw:start-glue-point="0" draw:end-shape="id14" draw:end-glue-point="2" svg:d="M7403 19395v-4133" svg:viewBox="0 0 1 4134">
            <text:p/>
          </draw:connector>
          <draw:rect draw:style-name="gr2" draw:text-style-name="P3" xml:id="id18" draw:id="id18" draw:layer="layout" svg:width="4.43cm" svg:height="1.155cm" svg:x="28.686cm" svg:y="16.995cm">
            <text:p text:style-name="P2"><text:span text:style-name="T1">QueueNetTracer</text:span></text:p>
          </draw:rect>
          <draw:connector draw:style-name="gr15" draw:text-style-name="P9" draw:layer="layout" svg:x1="30.901cm" svg:y1="16.995cm" svg:x2="28.301cm" svg:y2="15.261cm" draw:start-shape="id18" draw:start-glue-point="0" draw:end-shape="id12" draw:end-glue-point="2" svg:d="M30901 16995v-867h-2600v-867" svg:viewBox="0 0 2601 1735">
            <text:p/>
          </draw:connector>
          <draw:frame draw:style-name="gr12" draw:text-style-name="P10" draw:layer="layout" svg:width="4.266cm" svg:height="0.535cm" svg:x="28.554cm" svg:y="15.62cm">
            <draw:text-box>
              <text:p><text:span text:style-name="T5">&lt;&lt;bind&gt;&gt; T-&gt;NetTracer</text:span></text:p>
            </draw:text-box>
          </draw:frame>
          <draw:connector draw:style-name="gr13" draw:text-style-name="P9" draw:layer="layout" svg:x1="33.116cm" svg:y1="17.572cm" svg:x2="35.203cm" svg:y2="15.261cm" draw:start-shape="id18" draw:start-glue-point="1" draw:end-shape="id19" draw:end-glue-point="2" svg:d="M33116 17572h2087v-2311" svg:viewBox="0 0 2088 2312">
            <text:p/>
          </draw:connector>
          <draw:connector draw:style-name="gr15" draw:text-style-name="P9" draw:layer="layout" draw:line-skew="1.333cm" svg:x1="7.403cm" svg:y1="14.107cm" svg:x2="17.863cm" svg:y2="9.357cm" draw:start-shape="id14" draw:start-glue-point="0" draw:end-shape="id2" draw:end-glue-point="2" svg:d="M7403 14107v-1042h10460v-3708" svg:viewBox="0 0 10461 4751">
            <text:p/>
          </draw:connector>
          <draw:rect draw:style-name="gr2" draw:text-style-name="P3" xml:id="id20" draw:id="id20" draw:layer="layout" svg:width="4.43cm" svg:height="1.155cm" svg:x="19.395cm" svg:y="11.206cm">
            <text:p text:style-name="P2"><text:span text:style-name="T1">ThreadLocalMap</text:span></text:p>
          </draw:rect>
          <draw:rect draw:style-name="gr2" draw:text-style-name="P3" xml:id="id21" draw:id="id21" draw:layer="layout" svg:width="4.43cm" svg:height="1.155cm" svg:x="25.095cm" svg:y="11.207cm">
            <text:p text:style-name="P2"><text:span text:style-name="T1">ThreadMap</text:span></text:p>
          </draw:rect>
          <draw:connector draw:style-name="gr15" draw:text-style-name="P9" draw:layer="layout" draw:line-skew="0.12cm" svg:x1="21.61cm" svg:y1="11.206cm" svg:x2="24.443cm" svg:y2="9.357cm" draw:start-shape="id20" draw:start-glue-point="0" draw:end-shape="id5" draw:end-glue-point="2" svg:d="M21610 11206v-804h2833v-1045" svg:viewBox="0 0 2834 1850">
            <text:p/>
          </draw:connector>
          <draw:connector draw:style-name="gr15" draw:text-style-name="P9" draw:layer="layout" draw:line-skew="0.12cm" svg:x1="27.31cm" svg:y1="11.207cm" svg:x2="24.443cm" svg:y2="9.357cm" draw:start-shape="id21" draw:start-glue-point="0" draw:end-shape="id5" draw:end-glue-point="2" svg:d="M27310 11207v-805h-2867v-1045" svg:viewBox="0 0 2868 1851">
            <text:p/>
          </draw:connector>
          <draw:connector draw:style-name="gr15" draw:text-style-name="P9" draw:layer="layout" draw:line-skew="1.333cm" svg:x1="15.85cm" svg:y1="14.106cm" svg:x2="17.863cm" svg:y2="9.357cm" draw:start-shape="id4" draw:start-glue-point="0" draw:end-shape="id2" draw:end-glue-point="2" svg:d="M15850 14106v-1041h2013v-3708" svg:viewBox="0 0 2014 4750">
            <text:p/>
          </draw:connector>
          <draw:connector draw:style-name="gr15" draw:text-style-name="P9" draw:layer="layout" draw:line-skew="1.334cm" svg:x1="22.71cm" svg:y1="14.105cm" svg:x2="17.863cm" svg:y2="9.357cm" draw:start-shape="id10" draw:start-glue-point="0" draw:end-shape="id2" draw:end-glue-point="2" svg:d="M22710 14105v-1040h-4847v-3708" svg:viewBox="0 0 4848 4749">
            <text:p/>
          </draw:connector>
          <draw:connector draw:style-name="gr15" draw:text-style-name="P9" draw:layer="layout" draw:line-skew="1.333cm" svg:x1="28.301cm" svg:y1="14.106cm" svg:x2="17.863cm" svg:y2="9.357cm" draw:start-shape="id12" draw:start-glue-point="0" draw:end-shape="id2" draw:end-glue-point="2" svg:d="M28301 14106v-1041h-10438v-3708" svg:viewBox="0 0 10439 4750">
            <text:p/>
          </draw:connector>
          <draw:connector draw:style-name="gr15" draw:text-style-name="P9" draw:layer="layout" draw:line-skew="1.333cm" svg:x1="35.203cm" svg:y1="14.106cm" svg:x2="17.863cm" svg:y2="9.357cm" draw:start-shape="id19" draw:start-glue-point="0" draw:end-shape="id2" draw:end-glue-point="2" svg:d="M35203 14106v-1041h-17340v-3708" svg:viewBox="0 0 17341 4750">
            <text:p/>
          </draw:connector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aramond" svg:font-family="Garamond" style:font-family-generic="roman"/>
    <style:font-face style:name="Garamond2" svg:font-family="Garamond" style:font-adornments="Standard" style:font-family-generic="roman"/>
    <style:font-face style:name="Lucida Console" svg:font-family="'Lucida Console'" style:font-family-generic="modern" style:font-pitch="fixed"/>
    <style:font-face style:name="Arial1" svg:font-family="Arial" style:font-family-generic="modern" style:font-pitch="variable"/>
    <style:font-face style:name="Lucida Console1" svg:font-family="'Lucida Console'" style:font-family-generic="modern" style:font-pitch="variable"/>
    <style:font-face style:name="Arial" svg:font-family="Arial" style:font-family-generic="roman" style:font-pitch="variable"/>
    <style:font-face style:name="Garamond1" svg:font-family="Garamon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imSun1" svg:font-family="SimSun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large" draw:display-name="Arrow large" svg:viewBox="0 0 20 40" svg:d="M0 40l10-40 10 4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7d4b52" draw:marker-start-width="0.3cm" draw:marker-start-center="false" draw:marker-end-width="0.3cm" draw:marker-end-center="false" draw:fill="solid" draw:fill-color="#85a0ab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="Arrow_20_large" draw:marker-end-width="0.7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hristof Reichardt</meta:initial-creator>
    <meta:creation-date>2011-10-22T14:19:55.36</meta:creation-date>
    <dc:date>2023-12-05T14:27:58.012000000</dc:date>
    <dc:creator>Christof Reichardt</dc:creator>
    <meta:editing-duration>PT3H53M46S</meta:editing-duration>
    <meta:editing-cycles>20</meta:editing-cycles>
    <meta:generator>LibreOffice/7.1.8.1$Windows_X86_64 LibreOffice_project/e1f30c802c3269a1d052614453f260e49458c82c</meta:generator>
    <meta:document-statistic meta:object-count="61"/>
  </office:meta>
</office:document-meta>
</file>